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paragraph-rsid="001f9e58" style:font-size-asian="14pt" style:font-size-complex="14pt"/>
    </style:style>
    <style:style style:name="P2" style:family="paragraph" style:parent-style-name="Standard">
      <style:text-properties fo:font-size="14pt" officeooo:rsid="001f9e58" officeooo:paragraph-rsid="001f9e58" style:font-size-asian="14pt" style:font-size-complex="14pt"/>
    </style:style>
    <style:style style:name="P3" style:family="paragraph" style:parent-style-name="Standard" style:list-style-name="L1">
      <style:text-properties fo:font-size="14pt" officeooo:rsid="001f9e58" officeooo:paragraph-rsid="001f9e58" style:font-size-asian="14pt" style:font-size-complex="14pt"/>
    </style:style>
    <style:style style:name="P4" style:family="paragraph" style:parent-style-name="Standard" style:list-style-name="L2">
      <style:text-properties fo:font-size="14pt" officeooo:rsid="001f9e58" officeooo:paragraph-rsid="001f9e58" style:font-size-asian="14pt" style:font-size-complex="14pt"/>
    </style:style>
    <style:style style:name="P5" style:family="paragraph" style:parent-style-name="Standard" style:list-style-name="L3">
      <style:text-properties fo:font-size="14pt" officeooo:rsid="001f9e58" officeooo:paragraph-rsid="001f9e58" style:font-size-asian="14pt" style:font-size-complex="14pt"/>
    </style:style>
    <style:style style:name="P6" style:family="paragraph" style:parent-style-name="Standard" style:list-style-name="L4">
      <style:text-properties fo:font-size="14pt" officeooo:rsid="001f9e58" officeooo:paragraph-rsid="001f9e58" style:font-size-asian="14pt" style:font-size-complex="14pt"/>
    </style:style>
    <style:style style:name="P7" style:family="paragraph" style:parent-style-name="Standard" style:list-style-name="L5">
      <style:text-properties fo:font-size="14pt" officeooo:rsid="001f9e58" officeooo:paragraph-rsid="001f9e58" style:font-size-asian="14pt" style:font-size-complex="14pt"/>
    </style:style>
    <style:style style:name="P8" style:family="paragraph" style:parent-style-name="Standard" style:list-style-name="L6">
      <style:text-properties fo:font-size="14pt" officeooo:rsid="001f9e58" officeooo:paragraph-rsid="001f9e58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e58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ема:</text:span> <text:span text:style-name="T3">Измерительные методы оценки программ: назначение, условия применения</text:span></text:p>
      <text:p text:style-name="P1" loext:marker-style-name="T1"><text:span text:style-name="T1">Формат:</text:span> Индивидуальный проект</text:p>
      <text:p text:style-name="P1"><text:span text:style-name="T1">Цель задания:</text:span> Закрепить понимание измерительных методов оценки программного обеспечения, их назначения и условий применения. Научиться применять базовые метрики для анализа кода.</text:p>
      <text:p text:style-name="P2"/>
      <text:p text:style-name="P2">Теоретическая часть</text:p>
      <text:p text:style-name="P2"/>
      <text:p text:style-name="P2">Задание 1</text:p>
      <text:p text:style-name="P2">1) Измерительные методы оценки программ — это количественные способы анализа характеристик программного кода с использованием специальных показателей (метрик). Они позволяют объективно оценивать различные аспекты кода</text:p>
      <text:p text:style-name="P2">Его основные цели применения являются:</text:p>
      <text:list text:style-name="L1">
        <text:list-item>
          <text:p text:style-name="P3">Оценка сложности кода</text:p>
        </text:list-item>
        <text:list-item>
          <text:p text:style-name="P3">Контроль качества программного обеспечения</text:p>
        </text:list-item>
        <text:list-item>
          <text:p text:style-name="P3">Выявления потенциальных проблемных мест</text:p>
        </text:list-item>
        <text:list-item>
          <text:p text:style-name="P3">Сравнение различных реализаций</text:p>
        </text:list-item>
        <text:list-item>
          <text:p text:style-name="P3">Планирование работ по рефакторингу</text:p>
        </text:list-item>
        <text:list-item>
          <text:p text:style-name="P3">Прогнозирование трудзатрат на поддержку</text:p>
        </text:list-item>
      </text:list>
      <text:p text:style-name="P2"/>
      <text:p text:style-name="P2">2) Метрики размера:</text:p>
      <text:list text:style-name="L2">
        <text:list-item>
          <text:p text:style-name="P4">Строки кода — он показывает общий объем программы. Нужен <text:s/>для оценки трудоемкости разработки и поддержки.</text:p>
        </text:list-item>
        <text:list-item>
          <text:p text:style-name="P4">Количество функций — помогает оценить модульность кода. </text:p>
        </text:list-item>
      </text:list>
      <text:p text:style-name="P2">Метрики сложности:</text:p>
      <text:list text:style-name="L3">
        <text:list-item>
          <text:p text:style-name="P5">Цикломатическая сложность — измеряет количество независимых путей в коде.</text:p>
        </text:list-item>
      </text:list>
      <text:p text:style-name="P2">Метрики качества:</text:p>
      <text:list text:style-name="L4">
        <text:list-item>
          <text:p text:style-name="P6">Коэффициент сопровождения — показатель, который учитывает объем кода, сложность и другие факторы.</text:p>
        </text:list-item>
        <text:list-item>
          <text:p text:style-name="P6">Покрытие тестами — процент кода, выполняемого при тестировании.</text:p>
        </text:list-item>
      </text:list>
      <text:p text:style-name="P2">3)Условия применения</text:p>
      <text:p text:style-name="P2">Метрики применяются при ревью кода, перед факторингом, для оценки новых модулей, при передаче кода между командами и в процессе непрерывной интеграции</text:p>
      <text:p text:style-name="P2">Ограничения могут быть, когда:</text:p>
      <text:list text:style-name="L5">
        <text:list-item>
          <text:p text:style-name="P7">Не учитывают смысловую нагрузку кода</text:p>
        </text:list-item>
        <text:list-item>
          <text:p text:style-name="P7">могут давать ложные срабатывания</text:p>
        </text:list-item>
        <text:list-item>
          <text:p text:style-name="P7">требуют интерпретации </text:p>
        </text:list-item>
        <text:list-item>
          <text:p text:style-name="P7">не заменяют экспертной оценки</text:p>
        </text:list-item>
      </text:list>
      <text:p text:style-name="P2"/>
      <text:p text:style-name="P2"><text:soft-page-break/>Практическая часть</text:p>
      <text:p text:style-name="P2">Задание 2 </text:p>
      <text:p text:style-name="P2">1) «Посчитайте метрики размера»</text:p>
      <text:p text:style-name="P2">Количество строк — 12</text:p>
      <text:p text:style-name="P2">Количество функций — 3</text:p>
      <text:p text:style-name="P2">2)Оценка сложности</text:p>
      <text:list text:style-name="L6">
        <text:list-item>
          <text:p text:style-name="P8">calculate_sum:</text:p>
          <text:p text:style-name="P8">ЦС = 1</text:p>
        </text:list-item>
        <text:list-item>
          <text:p text:style-name="P8">factorial:</text:p>
          <text:p text:style-name="P8">ЦС = 2</text:p>
        </text:list-item>
        <text:list-item>
          <text:p text:style-name="P8">print_numbers:</text:p>
          <text:p text:style-name="P8">ЦС = 2</text:p>
        </text:list-item>
      </text:list>
      <text:p text:style-name="P2">3) Выводы</text:p>
      <text:p text:style-name="P2">Самая сложная функция является factorial и print_numbers, так как оба имеют 2 в цикломатической сложности. Однако среди этих двух, именно factorial является наиболее сложным, так как использует рекурси.</text:p>
      <text:p text:style-name="P2">Ошибки могут возникнуть в factorial, так как нет проверки на отрицательные цисла (может возникнуть бесконечная рекурсия). В print_numbers нет обработки случая, когда n&lt;=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03:17.217153716</meta:creation-date>
    <dc:date>2025-06-03T12:31:31.725122569</dc:date>
    <meta:editing-duration>PT28M14S</meta:editing-duration>
    <meta:editing-cycles>1</meta:editing-cycles>
    <meta:document-statistic meta:table-count="0" meta:image-count="0" meta:object-count="0" meta:page-count="2" meta:paragraph-count="43" meta:word-count="281" meta:character-count="2114" meta:non-whitespace-character-count="1882"/>
    <meta:generator>LibreOffice/7.6.7.2$Linux_X86_64 LibreOffice_project/60$Build-2</meta:generator>
  </office:meta>
</office:document-meta>
</file>